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11cm"/>
    </style:style>
    <style:style style:name="co3" style:family="table-column">
      <style:table-column-properties fo:break-before="auto" style:column-width="3.517cm"/>
    </style:style>
    <style:style style:name="co4" style:family="table-column">
      <style:table-column-properties fo:break-before="auto" style:column-width="7.624cm"/>
    </style:style>
    <style:style style:name="co5" style:family="table-column">
      <style:table-column-properties fo:break-before="auto" style:column-width="18.768cm"/>
    </style:style>
    <style:style style:name="co6" style:family="table-column">
      <style:table-column-properties fo:break-before="auto" style:column-width="13.466cm"/>
    </style:style>
    <style:style style:name="co7" style:family="table-column">
      <style:table-column-properties fo:break-before="auto" style:column-width="6.115cm"/>
    </style:style>
    <style:style style:name="co8" style:family="table-column">
      <style:table-column-properties fo:break-before="auto" style:column-width="6.366cm"/>
    </style:style>
    <style:style style:name="co9" style:family="table-column">
      <style:table-column-properties fo:break-before="auto" style:column-width="4.503cm"/>
    </style:style>
    <style:style style:name="co10" style:family="table-column">
      <style:table-column-properties fo:break-before="auto" style:column-width="14.291cm"/>
    </style:style>
    <style:style style:name="co11" style:family="table-column">
      <style:table-column-properties fo:break-before="auto" style:column-width="4.754cm"/>
    </style:style>
    <style:style style:name="ro1" style:family="table-row">
      <style:table-row-properties style:row-height="1.062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743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958cm" fo:break-before="auto" style:use-optimal-row-height="false"/>
    </style:style>
    <style:style style:name="ro7" style:family="table-row">
      <style:table-row-properties style:row-height="1.127cm" fo:break-before="auto" style:use-optimal-row-height="false"/>
    </style:style>
    <style:style style:name="ro8" style:family="table-row">
      <style:table-row-properties style:row-height="0.90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4pt" style:font-name-asian="Times New Roman1" style:font-size-asian="14pt" style:language-asian="en" style:country-asian="US" style:font-name-complex="Times New Roman" style:font-size-complex="14pt" style:language-complex="ar" style:country-complex="SA"/>
    </style:style>
    <style:style style:name="ce2" style:family="table-cell" style:parent-style-name="Default">
      <style:table-cell-properties fo:background-color="#cccccc" style:text-align-source="fix" style:repeat-content="false" fo:border="0.74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74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ackground-color="#cccccc" style:text-align-source="fix" style:repeat-content="false" fo:border-left="0.99pt solid #000000" fo:border-right="0.99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ackground-color="#cccccc" style:text-align-source="fix" style:repeat-content="false" fo:border-left="0.99pt solid #000000" fo:border-right="0.99pt solid #000000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ackground-color="#cccccc" style:text-align-source="fix" style:repeat-content="false" fo:border-left="0.99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99pt solid #000000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none" fo:border-right="0.99pt solid #000000" fo:border-top="0.99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ackground-color="#ffcdcd" style:text-align-source="fix" style:repeat-content="false" fo:border-left="none" fo:border-right="0.99pt solid #000000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e8f2a1" style:text-align-source="fix" style:repeat-content="false" fo:border-left="none" fo:border-right="0.99pt solid #000000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4" style:family="table-cell" style:parent-style-name="Default">
      <style:text-properties style:font-name="Liberation Serif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30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style:font-name="Liberation Serif"/>
    </style:style>
    <style:style style:name="ce31" style:family="table-cell" style:parent-style-name="Default">
      <style:table-cell-properties fo:border="0.74pt solid #000000"/>
      <style:text-properties style:font-name="Liberation Serif"/>
    </style:style>
    <style:style style:name="ce3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Liberation Serif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iberation Serif"/>
    </style:style>
    <style:style style:name="ce39" style:family="table-cell" style:parent-style-name="Default">
      <style:table-cell-properties fo:border="none"/>
      <style:text-properties style:font-name="Liberation Serif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Оценка коренных причин" table:style-name="ta1">
        <table:table-column table:style-name="co1" table:default-cell-style-name="ce2"/>
        <table:table-column table:style-name="co1" table:number-columns-repeated="8" table:default-cell-style-name="ce4"/>
        <table:table-column table:style-name="co1" table:default-cell-style-name="Default"/>
        <table:table-column table:style-name="co1" table:default-cell-style-name="ce5"/>
        <table:table-column table:style-name="co1" table:default-cell-style-name="ce8"/>
        <table:table-column table:style-name="co2" table:default-cell-style-name="ce10"/>
        <table:table-row table:style-name="ro1">
          <table:table-cell table:style-name="ce1" office:value-type="string" calcext:value-type="string" table:number-columns-spanned="9" table:number-rows-spanned="1">
            <text:p>Матрица парных сравнений коренных причин</text:p>
          </table:table-cell>
          <table:covered-table-cell table:number-columns-repeated="8" table:style-name="Default"/>
          <table:table-cell/>
          <table:table-cell table:style-name="ce1" office:value-type="string" calcext:value-type="string" table:number-columns-spanned="3" table:number-rows-spanned="1">
            <text:p>Ранги коренных причин</text:p>
          </table:table-cell>
          <table:covered-table-cell table:number-columns-repeated="2" table:style-name="Default"/>
        </table:table-row>
        <table:table-row table:style-name="ro2">
          <table:table-cell office:value-type="string" calcext:value-type="string">
            <text:p> 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x4</text:p>
          </table:table-cell>
          <table:table-cell table:style-name="ce2" office:value-type="string" calcext:value-type="string">
            <text:p>x5</text:p>
          </table:table-cell>
          <table:table-cell table:style-name="ce2" office:value-type="string" calcext:value-type="string">
            <text:p>x6</text:p>
          </table:table-cell>
          <table:table-cell table:style-name="ce2" office:value-type="string" calcext:value-type="string">
            <text:p>x7</text:p>
          </table:table-cell>
          <table:table-cell table:style-name="ce2" office:value-type="string" calcext:value-type="string">
            <text:p>x8</text:p>
          </table:table-cell>
          <table:table-cell/>
          <table:table-cell office:value-type="string" calcext:value-type="string">
            <text:p> </text:p>
          </table:table-cell>
          <table:table-cell table:style-name="ce7" office:value-type="string" calcext:value-type="string">
            <text:p>Сумма</text:p>
          </table:table-cell>
          <table:table-cell table:style-name="ce9" office:value-type="string" calcext:value-type="string">
            <text:p>Обобщенный ранг</text:p>
          </table:table-cell>
        </table:table-row>
        <table:table-row table:style-name="ro2">
          <table:table-cell office:value-type="string" calcext:value-type="string">
            <text:p>x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x1</text:p>
          </table:table-cell>
          <table:table-cell table:formula="of:=SUM([.B3:.I3]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x2</text:p>
          </table:table-cell>
          <table:table-cell table:formula="of:=SUM([.B4:.I4]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x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x3</text:p>
          </table:table-cell>
          <table:table-cell table:formula="of:=SUM([.B5:.I5]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x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x4</text:p>
          </table:table-cell>
          <table:table-cell table:formula="of:=SUM([.B6:.I6])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x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x5</text:p>
          </table:table-cell>
          <table:table-cell table:formula="of:=SUM([.B7:.I7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x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x6</text:p>
          </table:table-cell>
          <table:table-cell table:formula="of:=SUM([.B8:.I8]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x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7</text:p>
          </table:table-cell>
          <table:table-cell table:formula="of:=SUM([.B9:.I9])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x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x8</text:p>
          </table:table-cell>
          <table:table-cell table:formula="of:=SUM([.B10:.I10]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table table:name="Шкала относительной важности" table:style-name="ta1">
        <table:table-column table:style-name="co3" table:default-cell-style-name="Default"/>
        <table:table-column table:style-name="co4" table:default-cell-style-name="ce34"/>
        <table:table-column table:style-name="co5" table:default-cell-style-name="Default"/>
        <table:table-row table:style-name="ro4">
          <table:table-cell table:style-name="ce34" office:value-type="string" calcext:value-type="string">
            <text:p>Оценка важности</text:p>
          </table:table-cell>
          <table:table-cell office:value-type="string" calcext:value-type="string">
            <text:p>Определение</text:p>
          </table:table-cell>
          <table:table-cell table:style-name="ce34" office:value-type="string" calcext:value-type="string">
            <text:p>Объяснения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Равная важность</text:p>
          </table:table-cell>
          <table:table-cell office:value-type="string" calcext:value-type="string">
            <text:p>Равный вклад двух элементов в цель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Умеренное превосходство</text:p>
          </table:table-cell>
          <table:table-cell office:value-type="string" calcext:value-type="string">
            <text:p>Опыт и суждения даёт легкое превосходство одному элементу над другим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Существенное или сильное превосходство</text:p>
          </table:table-cell>
          <table:table-cell office:value-type="string" calcext:value-type="string">
            <text:p>Опыт и суждения дают сильное превосходство одному элементу над другим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Значительное превосходство</text:p>
          </table:table-cell>
          <table:table-cell office:value-type="string" calcext:value-type="string">
            <text:p>Родному элементу даётся настолько сильное превосходство, что оно становится практически значительным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Очень сильное превосходство</text:p>
          </table:table-cell>
          <table:table-cell office:value-type="string" calcext:value-type="string">
            <text:p>Очевидность превосходства одного элемента над другим подтверждается наиболее сильно</text:p>
          </table:table-cell>
        </table:table-row>
        <table:table-row table:style-name="ro4">
          <table:table-cell table:style-name="ce35" office:value-type="string" calcext:value-type="string">
            <text:p>2,3,6,8</text:p>
          </table:table-cell>
          <table:table-cell office:value-type="string" calcext:value-type="string">
            <text:p>Промежуточные значения</text:p>
          </table:table-cell>
          <table:table-cell office:value-type="string" calcext:value-type="string">
            <text:p>Применяются в компромиссном случае</text:p>
          </table:table-cell>
        </table:table-row>
      </table:table>
      <table:table table:name="Оценка_целей" table:style-name="ta1">
        <table:table-column table:style-name="co1" table:number-columns-repeated="22" table:default-cell-style-name="ce24"/>
        <table:table-row table:style-name="ro4">
          <table:table-cell table:number-columns-repeated="10"/>
          <table:table-cell table:style-name="ce28" office:value-type="string" calcext:value-type="string" table:number-columns-spanned="3" table:number-rows-spanned="1">
            <text:p>Подцели глобальной цели</text:p>
          </table:table-cell>
          <table:covered-table-cell table:number-columns-repeated="2" table:style-name="ce31"/>
          <table:table-cell table:number-columns-repeated="9"/>
        </table:table-row>
        <table:table-row table:style-name="ro4">
          <table:table-cell table:number-columns-repeated="10"/>
          <table:table-cell table:style-name="ce30"/>
          <table:table-cell table:style-name="ce30" office:value-type="string" calcext:value-type="string">
            <text:p>a1</text:p>
          </table:table-cell>
          <table:table-cell table:style-name="ce30" office:value-type="string" calcext:value-type="string">
            <text:p>a2</text:p>
          </table:table-cell>
          <table:table-cell table:style-name="Default"/>
          <table:table-cell table:number-columns-repeated="8"/>
        </table:table-row>
        <table:table-row table:style-name="ro4">
          <table:table-cell table:number-columns-repeated="10"/>
          <table:table-cell table:style-name="ce30" office:value-type="string" calcext:value-type="string">
            <text:p>a1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9"/>
        </table:table-row>
        <table:table-row table:style-name="ro4">
          <table:table-cell table:number-columns-repeated="10"/>
          <table:table-cell table:style-name="ce30" office:value-type="string" calcext:value-type="string">
            <text:p>a2</text:p>
          </table:table-cell>
          <table:table-cell table:style-name="ce33" table:formula="of:=1/[.M3]" office:value-type="float" office:value="0.2" calcext:value-type="float">
            <text:p>0,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9"/>
        </table:table-row>
        <table:table-row table:style-name="ro5">
          <table:table-cell table:number-columns-repeated="4"/>
          <table:table-cell table:style-name="ce28" office:value-type="string" calcext:value-type="string" table:number-columns-spanned="3" table:number-rows-spanned="1">
            <text:p>Цели для обеспечения системы</text:p>
            <text:p> управления изменениями проекта</text:p>
          </table:table-cell>
          <table:covered-table-cell table:number-columns-repeated="2" table:style-name="ce31"/>
          <table:table-cell table:number-columns-repeated="8"/>
          <table:table-cell table:style-name="ce28" office:value-type="string" calcext:value-type="string" table:number-columns-spanned="3" table:number-rows-spanned="1">
            <text:p>Цели для обеспечения процесса</text:p>
            <text:p> Согласования этапов с заказчиком </text:p>
          </table:table-cell>
          <table:covered-table-cell table:number-columns-repeated="2" table:style-name="ce31"/>
          <table:table-cell table:number-columns-repeated="4"/>
        </table:table-row>
        <table:table-row table:style-name="ro6">
          <table:table-cell table:number-columns-repeated="4"/>
          <table:table-cell table:style-name="ce30"/>
          <table:table-cell table:style-name="ce30" office:value-type="string" calcext:value-type="string">
            <text:p>a3</text:p>
          </table:table-cell>
          <table:table-cell table:style-name="ce30" office:value-type="string" calcext:value-type="string">
            <text:p>a4</text:p>
          </table:table-cell>
          <table:table-cell table:number-columns-repeated="8"/>
          <table:table-cell table:style-name="ce30"/>
          <table:table-cell table:style-name="ce30" office:value-type="string" calcext:value-type="string">
            <text:p>a5</text:p>
          </table:table-cell>
          <table:table-cell table:style-name="ce30" office:value-type="string" calcext:value-type="string">
            <text:p>a6</text:p>
          </table:table-cell>
          <table:table-cell table:number-columns-repeated="4"/>
        </table:table-row>
        <table:table-row table:style-name="ro4">
          <table:table-cell table:number-columns-repeated="4"/>
          <table:table-cell table:style-name="ce30" office:value-type="string" calcext:value-type="string">
            <text:p>a3</text:p>
          </table:table-cell>
          <table:table-cell table:style-name="ce32" office:value-type="float" office:value="1" calcext:value-type="float">
            <text:p>1</text:p>
          </table:table-cell>
          <table:table-cell table:style-name="ce33" table:formula="of:=1/[.F8]" office:value-type="float" office:value="0.333333333333333" calcext:value-type="float">
            <text:p>0,333333333333333</text:p>
          </table:table-cell>
          <table:table-cell table:number-columns-repeated="8"/>
          <table:table-cell table:style-name="ce30" office:value-type="string" calcext:value-type="string">
            <text:p>a5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table:number-columns-repeated="4"/>
          <table:table-cell table:style-name="ce30" office:value-type="string" calcext:value-type="string">
            <text:p>a4</text:p>
          </table:table-cell>
          <table:table-cell table:style-name="ce33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8"/>
          <table:table-cell table:style-name="ce30" office:value-type="string" calcext:value-type="string">
            <text:p>a6</text:p>
          </table:table-cell>
          <table:table-cell table:style-name="ce33" table:formula="of:=1/[.R7]" office:value-type="float" office:value="0.2" calcext:value-type="float">
            <text:p>0,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number-columns-repeated="22"/>
        </table:table-row>
        <table:table-row table:style-name="ro5">
          <table:table-cell table:style-name="ce28" office:value-type="string" calcext:value-type="string" table:number-columns-spanned="5" table:number-rows-spanned="1">
            <text:p>Цели для обеспечения системы управления требованиями</text:p>
          </table:table-cell>
          <table:covered-table-cell table:number-columns-repeated="4" table:style-name="ce31"/>
          <table:table-cell office:value-type="string" calcext:value-type="string">
            <text:p><text:s/></text:p>
          </table:table-cell>
          <table:table-cell table:style-name="ce33" office:value-type="string" calcext:value-type="string" table:number-columns-spanned="5" table:number-rows-spanned="1">
            <text:p>Цели для обеспечения оценки рисков </text:p>
            <text:p>Миграции проекта на другую платформу</text:p>
          </table:table-cell>
          <table:covered-table-cell table:number-columns-repeated="4" table:style-name="ce31"/>
          <table:table-cell/>
          <table:table-cell table:style-name="ce33" office:value-type="string" calcext:value-type="string" table:number-columns-spanned="4" table:number-rows-spanned="1">
            <text:p><text:span text:style-name="T1">Цели для обеспечения анализа</text:span></text:p>
            <text:p><text:span text:style-name="T1"> и интеграции системы управления командами</text:span></text:p>
          </table:table-cell>
          <table:covered-table-cell table:number-columns-repeated="3" table:style-name="ce31"/>
          <table:table-cell/>
          <table:table-cell table:style-name="ce28" office:value-type="string" calcext:value-type="string" table:number-columns-spanned="5" table:number-rows-spanned="1">
            <text:p>Цели для введения системы мониторинга лояльности заказчика</text:p>
          </table:table-cell>
          <table:covered-table-cell table:number-columns-repeated="4" table:style-name="ce31"/>
        </table:table-row>
        <table:table-row table:style-name="ro7">
          <table:table-cell table:style-name="ce30"/>
          <table:table-cell table:style-name="ce30" office:value-type="string" calcext:value-type="string">
            <text:p>a7</text:p>
          </table:table-cell>
          <table:table-cell table:style-name="ce30" office:value-type="string" calcext:value-type="string">
            <text:p>a8</text:p>
          </table:table-cell>
          <table:table-cell table:style-name="ce30" office:value-type="string" calcext:value-type="string">
            <text:p>a9</text:p>
          </table:table-cell>
          <table:table-cell table:style-name="ce30" office:value-type="string" calcext:value-type="string">
            <text:p>a10</text:p>
          </table:table-cell>
          <table:table-cell/>
          <table:table-cell table:style-name="ce30"/>
          <table:table-cell table:style-name="ce30" office:value-type="string" calcext:value-type="string">
            <text:p>a8</text:p>
          </table:table-cell>
          <table:table-cell table:style-name="ce30" office:value-type="string" calcext:value-type="string">
            <text:p>a9</text:p>
          </table:table-cell>
          <table:table-cell table:style-name="ce30" office:value-type="string" calcext:value-type="string">
            <text:p>a10</text:p>
          </table:table-cell>
          <table:table-cell table:style-name="ce30" office:value-type="string" calcext:value-type="string">
            <text:p>a11</text:p>
          </table:table-cell>
          <table:table-cell/>
          <table:table-cell table:style-name="ce30"/>
          <table:table-cell table:style-name="ce30" office:value-type="string" calcext:value-type="string">
            <text:p>a7</text:p>
          </table:table-cell>
          <table:table-cell table:style-name="ce30" office:value-type="string" calcext:value-type="string">
            <text:p>a11</text:p>
          </table:table-cell>
          <table:table-cell table:style-name="ce30" office:value-type="string" calcext:value-type="string">
            <text:p>a12</text:p>
          </table:table-cell>
          <table:table-cell/>
          <table:table-cell table:style-name="ce30"/>
          <table:table-cell table:style-name="ce30" office:value-type="string" calcext:value-type="string">
            <text:p>a11</text:p>
          </table:table-cell>
          <table:table-cell table:style-name="ce30" office:value-type="string" calcext:value-type="string">
            <text:p>a12</text:p>
          </table:table-cell>
          <table:table-cell table:style-name="ce30" office:value-type="string" calcext:value-type="string">
            <text:p>a13</text:p>
          </table:table-cell>
          <table:table-cell table:style-name="ce30" office:value-type="string" calcext:value-type="string">
            <text:p>a14</text:p>
          </table:table-cell>
        </table:table-row>
        <table:table-row table:style-name="ro4">
          <table:table-cell table:style-name="ce30" office:value-type="string" calcext:value-type="string">
            <text:p>a7</text:p>
          </table:table-cell>
          <table:table-cell table:style-name="ce32" office:value-type="float" office:value="1" calcext:value-type="float">
            <text:p>1</text:p>
          </table:table-cell>
          <table:table-cell table:style-name="ce33" table:formula="of:=1/[.B13]" office:value-type="float" office:value="0.333333333333333" calcext:value-type="float">
            <text:p>0,333333333333333</text:p>
          </table:table-cell>
          <table:table-cell table:style-name="ce33" table:formula="of:=1/[.B14]" office:value-type="float" office:value="0.333333333333333" calcext:value-type="float">
            <text:p>0,333333333333333</text:p>
          </table:table-cell>
          <table:table-cell table:style-name="ce33" table:formula="of:=1/[.B15]" office:value-type="float" office:value="0.2" calcext:value-type="float">
            <text:p>0,2</text:p>
          </table:table-cell>
          <table:table-cell/>
          <table:table-cell table:style-name="ce30" office:value-type="string" calcext:value-type="string">
            <text:p>a8</text:p>
          </table:table-cell>
          <table:table-cell table:style-name="ce32" office:value-type="float" office:value="1" calcext:value-type="float">
            <text:p>1</text:p>
          </table:table-cell>
          <table:table-cell table:style-name="ce33" table:formula="of:=1/[.H13]" office:value-type="float" office:value="0.333333333333333" calcext:value-type="float">
            <text:p>0,333333333333333</text:p>
          </table:table-cell>
          <table:table-cell table:style-name="ce33" table:formula="of:=1/[.H14]" office:value-type="float" office:value="0.333333333333333" calcext:value-type="float">
            <text:p>0,333333333333333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0" office:value-type="string" calcext:value-type="string">
            <text:p>a7</text:p>
          </table:table-cell>
          <table:table-cell table:style-name="ce32" office:value-type="float" office:value="1" calcext:value-type="float">
            <text:p>1</text:p>
          </table:table-cell>
          <table:table-cell table:style-name="ce33" table:formula="of:=1/[.N13]" office:value-type="float" office:value="0.333333333333333" calcext:value-type="float">
            <text:p>0,333333333333333</text:p>
          </table:table-cell>
          <table:table-cell table:style-name="ce33" table:formula="of:=1/[.N14]" office:value-type="float" office:value="0.333333333333333" calcext:value-type="float">
            <text:p>0,333333333333333</text:p>
          </table:table-cell>
          <table:table-cell/>
          <table:table-cell table:style-name="ce30" office:value-type="string" calcext:value-type="string">
            <text:p>a11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</table:table-row>
        <table:table-row table:style-name="ro4">
          <table:table-cell table:style-name="ce30" office:value-type="string" calcext:value-type="string">
            <text:p>a8</text:p>
          </table:table-cell>
          <table:table-cell table:style-name="ce33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formula="of:=1/[.C15]" office:value-type="float" office:value="0.333333333333333" calcext:value-type="float">
            <text:p>0,333333333333333</text:p>
          </table:table-cell>
          <table:table-cell/>
          <table:table-cell table:style-name="ce30" office:value-type="string" calcext:value-type="string">
            <text:p>a9</text:p>
          </table:table-cell>
          <table:table-cell table:style-name="ce33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3" table:formula="of:=1/[.I14]" office:value-type="float" office:value="0.333333333333333" calcext:value-type="float">
            <text:p>0,333333333333333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0" office:value-type="string" calcext:value-type="string">
            <text:p>a11</text:p>
          </table:table-cell>
          <table:table-cell table:style-name="ce33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0" office:value-type="string" calcext:value-type="string">
            <text:p>a12</text:p>
          </table:table-cell>
          <table:table-cell table:style-name="ce33" table:formula="of:=1/[.T12]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</table:table-row>
        <table:table-row table:style-name="ro4">
          <table:table-cell table:style-name="ce30" office:value-type="string" calcext:value-type="string">
            <text:p>a9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formula="of:=1/[.D13]" office:value-type="float" office:value="0.333333333333333" calcext:value-type="float">
            <text:p>0,333333333333333</text:p>
          </table:table-cell>
          <table:table-cell table:style-name="ce32" office:value-type="float" office:value="1" calcext:value-type="float">
            <text:p>1</text:p>
          </table:table-cell>
          <table:table-cell table:style-name="ce33" table:formula="of:=1/[.D15]" office:value-type="float" office:value="0.333333333333333" calcext:value-type="float">
            <text:p>0,333333333333333</text:p>
          </table:table-cell>
          <table:table-cell/>
          <table:table-cell table:style-name="ce30" office:value-type="string" calcext:value-type="string">
            <text:p>a10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0" office:value-type="string" calcext:value-type="string">
            <text:p>a12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formula="of:=1/[.P13]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0" office:value-type="string" calcext:value-type="string">
            <text:p>a13</text:p>
          </table:table-cell>
          <table:table-cell table:style-name="ce33" table:formula="of:=1/[.U12]" office:value-type="float" office:value="0.333333333333333" calcext:value-type="float">
            <text:p>0,333333333333333</text:p>
          </table:table-cell>
          <table:table-cell table:style-name="ce33" table:formula="of:=1/[.U13]" office:value-type="float" office:value="0.2" calcext:value-type="float">
            <text:p>0,2</text:p>
          </table:table-cell>
          <table:table-cell table:style-name="ce32" office:value-type="float" office:value="1" calcext:value-type="float">
            <text:p>1</text:p>
          </table:table-cell>
          <table:table-cell table:style-name="ce33" table:formula="of:=1/[.U15]" office:value-type="float" office:value="0.2" calcext:value-type="float">
            <text:p>0,2</text:p>
          </table:table-cell>
        </table:table-row>
        <table:table-row table:style-name="ro4">
          <table:table-cell table:style-name="ce30" office:value-type="string" calcext:value-type="string">
            <text:p>a10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0" office:value-type="string" calcext:value-type="string">
            <text:p>a11</text:p>
          </table:table-cell>
          <table:table-cell table:style-name="ce33" table:formula="of:=1/[.K12]" office:value-type="float" office:value="1" calcext:value-type="float">
            <text:p>1</text:p>
          </table:table-cell>
          <table:table-cell table:style-name="ce33" table:formula="of:=1/[.K13]" office:value-type="float" office:value="0.333333333333333" calcext:value-type="float">
            <text:p>0,333333333333333</text:p>
          </table:table-cell>
          <table:table-cell table:style-name="ce33" table:formula="of:=1/[.K14]" office:value-type="float" office:value="0.333333333333333" calcext:value-type="float">
            <text:p>0,33333333333333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6"/>
          <table:table-cell table:style-name="ce30" office:value-type="string" calcext:value-type="string">
            <text:p>a14</text:p>
          </table:table-cell>
          <table:table-cell table:style-name="ce33" table:formula="of:=1/[.V12]" office:value-type="float" office:value="1" calcext:value-type="float">
            <text:p>1</text:p>
          </table:table-cell>
          <table:table-cell table:style-name="ce33" table:formula="of:=1/[.V13]" office:value-type="float" office:value="0.333333333333333" calcext:value-type="float">
            <text:p>0,333333333333333</text:p>
          </table:table-cell>
          <table:table-cell table:style-name="ce33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</table:table-row>
        <table:table-row table:style-name="ro4" table:number-rows-repeated="2">
          <table:table-cell table:number-columns-repeated="22"/>
        </table:table-row>
        <table:table-row table:style-name="ro4">
          <table:table-cell table:number-columns-repeated="4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4" table:number-rows-repeated="1048557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Локальные_приоритеты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row table:style-name="ro4">
          <table:table-cell table:style-name="ce28" office:value-type="string" calcext:value-type="string">
            <text:p>Подцели глобальной цели</text:p>
          </table:table-cell>
          <table:table-cell table:style-name="ce31" office:value-type="string" calcext:value-type="string">
            <text:p>Cобственный вектор</text:p>
          </table:table-cell>
          <table:table-cell table:style-name="ce31" office:value-type="string" calcext:value-type="string">
            <text:p>Локальные приоритеты</text:p>
          </table:table-cell>
          <table:table-cell office:value-type="string" calcext:value-type="string">
            <text:p>Глобальные приоритеты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Обеспечить систему управления изменениями проекта</text:p>
          </table:table-cell>
          <table:table-cell table:style-name="ce24" table:formula="of:=PRODUCT([Оценка_целей.L3:.M3])/COUNT([Оценка_целей.L3:.M3])" office:value-type="float" office:value="2.5" calcext:value-type="float">
            <text:p>2,5</text:p>
          </table:table-cell>
          <table:table-cell table:formula="of:=[.B2]/SUM([.B$2:.B$3])" office:value-type="float" office:value="0.961538461538462" calcext:value-type="float">
            <text:p>0,961538461538462</text:p>
          </table:table-cell>
          <table:table-cell table:formula="of:=[.C2]*1" office:value-type="float" office:value="0.961538461538462" calcext:value-type="float">
            <text:p>0,96153846153846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Обеспечить процесс согласования этапов с заказчиком </text:p>
          </table:table-cell>
          <table:table-cell table:formula="of:=PRODUCT([Оценка_целей.L4:.M4])/COUNT([Оценка_целей.L4:.M4])" office:value-type="float" office:value="0.1" calcext:value-type="float">
            <text:p>0,1</text:p>
          </table:table-cell>
          <table:table-cell table:formula="of:=[.B3]/SUM([.B$2:.B$3])" office:value-type="float" office:value="0.0384615384615385" calcext:value-type="float">
            <text:p>0,0384615384615385</text:p>
          </table:table-cell>
          <table:table-cell table:formula="of:=[.C3]*1" office:value-type="float" office:value="0.0384615384615385" calcext:value-type="float">
            <text:p>0,038461538461538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Индекс согласованности | Отношение согласованности</text:p>
          </table:table-cell>
          <table:table-cell table:formula="of:=((SUM([Оценка_целей.L3:.L4])*[.C2] + SUM([Оценка_целей.M3:.M4])*[.C3]) - COUNT([.C2:.C3]))/(COUNT([.C2:.C3]) - 1)" office:value-type="float" office:value="-0.615384615384615" calcext:value-type="float">
            <text:p>-0,615384615384615</text:p>
          </table:table-cell>
          <table:table-cell table:formula="of:=[.B4]/0.0001" office:value-type="float" office:value="-6153.84615384615" calcext:value-type="float">
            <text:p>-6153,84615384615</text:p>
          </table:table-cell>
          <table:table-cell table:number-columns-repeated="4"/>
        </table:table-row>
        <table:table-row table:style-name="ro4">
          <table:table-cell table:number-columns-repeated="7"/>
        </table:table-row>
        <table:table-row table:style-name="ro8">
          <table:table-cell table:style-name="ce28" office:value-type="string" calcext:value-type="string">
            <text:p>Цели для обеспечения системы</text:p>
            <text:p> управления изменениями проекта</text:p>
          </table:table-cell>
          <table:table-cell table:style-name="ce31" office:value-type="string" calcext:value-type="string">
            <text:p>Cобственный вектор</text:p>
          </table:table-cell>
          <table:table-cell table:style-name="ce31" office:value-type="string" calcext:value-type="string">
            <text:p>Локальные приоритеты</text:p>
          </table:table-cell>
          <table:table-cell office:value-type="string" calcext:value-type="string">
            <text:p>Глобальные приоритеты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Обеспечить систему управления требованиями</text:p>
          </table:table-cell>
          <table:table-cell table:formula="of:=PRODUCT([Оценка_целей.F7:.G7])/COUNT([Оценка_целей.F7:.G7])" office:value-type="float" office:value="0.166666666666667" calcext:value-type="float">
            <text:p>0,166666666666667</text:p>
          </table:table-cell>
          <table:table-cell table:formula="of:=[.B7]/SUM([.B$7:.B$8])" office:value-type="float" office:value="0.1" calcext:value-type="float">
            <text:p>0,1</text:p>
          </table:table-cell>
          <table:table-cell table:formula="of:=[.C7]*[.$D$2]" office:value-type="float" office:value="0.0961538461538461" calcext:value-type="float">
            <text:p>0,096153846153846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Заложить риски миграции проекта на другую платформу </text:p>
          </table:table-cell>
          <table:table-cell table:formula="of:=PRODUCT([Оценка_целей.F8:.G8])/COUNT([Оценка_целей.F8:.G8])" office:value-type="float" office:value="1.5" calcext:value-type="float">
            <text:p>1,5</text:p>
          </table:table-cell>
          <table:table-cell table:formula="of:=[.B8]/SUM([.B$7:.B$8])" office:value-type="float" office:value="0.9" calcext:value-type="float">
            <text:p>0,9</text:p>
          </table:table-cell>
          <table:table-cell table:formula="of:=[.C8]*[.$D$2]" office:value-type="float" office:value="0.865384615384615" calcext:value-type="float">
            <text:p>0,86538461538461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Индекс согласованности | Отношение согласованности</text:p>
          </table:table-cell>
          <table:table-cell table:formula="of:=((SUM([Оценка_целей.F7:.F8])*[.C7] + SUM([Оценка_целей.G7:.G8])*[.C8]) - COUNT([.C7:.C8]))/(COUNT([.C7:.C8]) - 1)" office:value-type="float" office:value="-0.4" calcext:value-type="float">
            <text:p>-0,4</text:p>
          </table:table-cell>
          <table:table-cell table:formula="of:=[.B9]/0.00001" office:value-type="float" office:value="-40000" calcext:value-type="float">
            <text:p>-40000</text:p>
          </table:table-cell>
          <table:table-cell table:number-columns-repeated="4"/>
        </table:table-row>
        <table:table-row table:style-name="ro4">
          <table:table-cell table:number-columns-repeated="7"/>
        </table:table-row>
        <table:table-row table:style-name="ro8">
          <table:table-cell table:style-name="ce28" office:value-type="string" calcext:value-type="string">
            <text:p>Цели для обеспечения процесса</text:p>
            <text:p> Согласования этапов с заказчиком </text:p>
          </table:table-cell>
          <table:table-cell table:style-name="ce31" office:value-type="string" calcext:value-type="string">
            <text:p>Cобственный вектор</text:p>
          </table:table-cell>
          <table:table-cell table:style-name="ce31" office:value-type="string" calcext:value-type="string">
            <text:p>Локальные приоритеты</text:p>
          </table:table-cell>
          <table:table-cell office:value-type="string" calcext:value-type="string">
            <text:p>Глобальные приоритеты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Проанализировать и интегрировать систему управления командами</text:p>
          </table:table-cell>
          <table:table-cell table:formula="of:=PRODUCT([Оценка_целей.Q7:.R7])/COUNT([Оценка_целей.Q7:.R7])" office:value-type="float" office:value="2.5" calcext:value-type="float">
            <text:p>2,5</text:p>
          </table:table-cell>
          <table:table-cell table:formula="of:=[.B12]/SUM([.B$12:.B$13])" office:value-type="float" office:value="0.961538461538462" calcext:value-type="float">
            <text:p>0,961538461538462</text:p>
          </table:table-cell>
          <table:table-cell table:formula="of:=[.C12]*[.$D$3]" office:value-type="float" office:value="0.0369822485207101" calcext:value-type="float">
            <text:p>0,036982248520710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Ввести систему мониторинга лояльности заказчика</text:p>
          </table:table-cell>
          <table:table-cell table:formula="of:=PRODUCT([Оценка_целей.Q8:.R8])/COUNT([Оценка_целей.Q8:.R8])" office:value-type="float" office:value="0.1" calcext:value-type="float">
            <text:p>0,1</text:p>
          </table:table-cell>
          <table:table-cell table:formula="of:=[.B13]/SUM([.B$12:.B$13])" office:value-type="float" office:value="0.0384615384615385" calcext:value-type="float">
            <text:p>0,0384615384615385</text:p>
          </table:table-cell>
          <table:table-cell table:formula="of:=[.C13]*[.$D$3]" office:value-type="float" office:value="0.0014792899408284" calcext:value-type="float">
            <text:p>0,0014792899408284</text:p>
          </table:table-cell>
          <table:table-cell table:style-name="ce39"/>
          <table:table-cell table:number-columns-repeated="2"/>
        </table:table-row>
        <table:table-row table:style-name="ro4">
          <table:table-cell office:value-type="string" calcext:value-type="string">
            <text:p>Индекс согласованности | Отношение согласованности</text:p>
          </table:table-cell>
          <table:table-cell table:formula="of:=((SUM([Оценка_целей.Q7:.Q8])*[.C12] + SUM([Оценка_целей.R7:.R8])*[.C13]) - COUNT([.C12:.C13]))/(COUNT([.C12:.C13]) - 1)" office:value-type="float" office:value="-0.615384615384615" calcext:value-type="float">
            <text:p>-0,615384615384615</text:p>
          </table:table-cell>
          <table:table-cell table:formula="of:=[.B14]/0.00001" office:value-type="float" office:value="-61538.4615384615" calcext:value-type="float">
            <text:p>-61538,4615384615</text:p>
          </table:table-cell>
          <table:table-cell table:number-columns-repeated="4"/>
        </table:table-row>
        <table:table-row table:style-name="ro4">
          <table:table-cell table:number-columns-repeated="7"/>
        </table:table-row>
        <table:table-row table:style-name="ro4">
          <table:table-cell table:style-name="ce28" office:value-type="string" calcext:value-type="string">
            <text:p>Цели для обеспечения системы управления требованиями</text:p>
          </table:table-cell>
          <table:table-cell table:style-name="ce31" office:value-type="string" calcext:value-type="string">
            <text:p>Cобственный вектор</text:p>
          </table:table-cell>
          <table:table-cell table:style-name="ce31" office:value-type="string" calcext:value-type="string">
            <text:p>Локальные приоритеты</text:p>
          </table:table-cell>
          <table:table-cell office:value-type="string" calcext:value-type="string">
            <text:p>Глобальные приоритеты</text:p>
          </table:table-cell>
          <table:table-cell/>
          <table:table-cell table:style-name="ce28" office:value-type="string" calcext:value-type="string">
            <text:p>Задачи</text:p>
          </table:table-cell>
          <table:table-cell office:value-type="string" calcext:value-type="string">
            <text:p>Глобальные приоритеты</text:p>
          </table:table-cell>
        </table:table-row>
        <table:table-row table:style-name="ro4">
          <table:table-cell office:value-type="string" calcext:value-type="string">
            <text:p>Составить матрицу заинтересованных сторон (RACI)</text:p>
          </table:table-cell>
          <table:table-cell table:formula="of:=PRODUCT([Оценка_целей.B12:.E12])/COUNT([Оценка_целей.B12:.E12])" office:value-type="float" office:value="0.00555555555555556" calcext:value-type="float">
            <text:p>0,00555555555555556</text:p>
          </table:table-cell>
          <table:table-cell table:formula="of:=[.B17]/SUM([.B$17:.B$20])" office:value-type="float" office:value="0.000459558823529412" calcext:value-type="float">
            <text:p>0,000459558823529412</text:p>
          </table:table-cell>
          <table:table-cell table:formula="of:=[.C17]*SUM([.$D$7]; [.$D$12])" office:value-type="float" office:value="0.0000611838670379394" calcext:value-type="float">
            <text:p>6,11838670379394E-05</text:p>
          </table:table-cell>
          <table:table-cell/>
          <table:table-cell office:value-type="string" calcext:value-type="string">
            <text:p>Составить матрицу заинтересованных сторон (RACI)</text:p>
          </table:table-cell>
          <table:table-cell table:formula="of:=[.D17]*[.D7]+[.D31]*[.D12]" office:value-type="float" office:value="0.0000954043757806492" calcext:value-type="float">
            <text:p>9,54043757806492E-05</text:p>
          </table:table-cell>
        </table:table-row>
        <table:table-row table:style-name="ro4">
          <table:table-cell office:value-type="string" calcext:value-type="string">
            <text:p>Провести анализ конкурентов</text:p>
          </table:table-cell>
          <table:table-cell table:formula="of:=PRODUCT([Оценка_целей.B13:.E13])/COUNT([Оценка_целей.B13:.E13])" office:value-type="float" office:value="0.75" calcext:value-type="float">
            <text:p>0,75</text:p>
          </table:table-cell>
          <table:table-cell table:formula="of:=[.B18]/SUM([.B$17:.B$20])" office:value-type="float" office:value="0.0620404411764706" calcext:value-type="float">
            <text:p>0,0620404411764706</text:p>
          </table:table-cell>
          <table:table-cell table:formula="of:=[.C18]*SUM([.$D$7]; [.$D$8])" office:value-type="float" office:value="0.0596542703619909" calcext:value-type="float">
            <text:p>0,0596542703619909</text:p>
          </table:table-cell>
          <table:table-cell/>
          <table:table-cell office:value-type="string" calcext:value-type="string">
            <text:p>Провести анализ конкурентов</text:p>
          </table:table-cell>
          <table:table-cell table:formula="of:=[.D18]*[.D7]+[.D24]*[.D8]" office:value-type="float" office:value="0.00879518088670379" calcext:value-type="float">
            <text:p>0,00879518088670379</text:p>
          </table:table-cell>
        </table:table-row>
        <table:table-row table:style-name="ro4">
          <table:table-cell office:value-type="string" calcext:value-type="string">
            <text:p>Написать баг-репорт и провести переоценку ресурсов</text:p>
          </table:table-cell>
          <table:table-cell table:formula="of:=PRODUCT([Оценка_целей.B14:.E14])/COUNT([Оценка_целей.B14:.E14])" office:value-type="float" office:value="0.0833333333333333" calcext:value-type="float">
            <text:p>0,0833333333333333</text:p>
          </table:table-cell>
          <table:table-cell table:formula="of:=[.B19]/SUM([.B$17:.B$20])" office:value-type="float" office:value="0.00689338235294118" calcext:value-type="float">
            <text:p>0,00689338235294118</text:p>
          </table:table-cell>
          <table:table-cell table:formula="of:=[.C19]*SUM([.$D$7]; [.$D$8])" office:value-type="float" office:value="0.00662825226244344" calcext:value-type="float">
            <text:p>0,00662825226244344</text:p>
          </table:table-cell>
          <table:table-cell table:style-name="ce39"/>
          <table:table-cell office:value-type="string" calcext:value-type="string">
            <text:p>Написать баг-репорт и провести переоценку ресурсов</text:p>
          </table:table-cell>
          <table:table-cell table:formula="of:=[.D19]*[.D7]+[.D25]*[.D8]" office:value-type="float" office:value="0.0832355524495301" calcext:value-type="float">
            <text:p>0,0832355524495301</text:p>
          </table:table-cell>
        </table:table-row>
        <table:table-row table:style-name="ro4">
          <table:table-cell office:value-type="string" calcext:value-type="string">
            <text:p>Провести анализ доступных вендоров и оценить риски</text:p>
          </table:table-cell>
          <table:table-cell table:formula="of:=PRODUCT([Оценка_целей.B15:.E15])/COUNT([Оценка_целей.B15:.E15])" office:value-type="float" office:value="11.25" calcext:value-type="float">
            <text:p>11,25</text:p>
          </table:table-cell>
          <table:table-cell table:formula="of:=[.B20]/SUM([.B$17:.B$20])" office:value-type="float" office:value="0.930606617647059" calcext:value-type="float">
            <text:p>0,930606617647059</text:p>
          </table:table-cell>
          <table:table-cell table:formula="of:=[.C20]*SUM([.$D$7]; [.$D$8])" office:value-type="float" office:value="0.894814055429864" calcext:value-type="float">
            <text:p>0,894814055429864</text:p>
          </table:table-cell>
          <table:table-cell/>
          <table:table-cell office:value-type="string" calcext:value-type="string">
            <text:p>Провести анализ доступных вендоров и оценить риски</text:p>
          </table:table-cell>
          <table:table-cell table:formula="of:=[.D20]*[.D7]+[.D26]+[.D8]" office:value-type="float" office:value="1.81044592161939" calcext:value-type="float">
            <text:p>1,81044592161939</text:p>
          </table:table-cell>
        </table:table-row>
        <table:table-row table:style-name="ro4">
          <table:table-cell office:value-type="string" calcext:value-type="string">
            <text:p>Индекс согласованности | Отношение согласованности</text:p>
          </table:table-cell>
          <table:table-cell table:formula="of:=((SUM([Оценка_целей.B12:.B15])*[.C17] + SUM([Оценка_целей.C12:.C15])*[.C18]+ SUM([Оценка_целей.D12:.D15])*[.C19]+ SUM([Оценка_целей.E12:.E15])*[.C20]) - COUNT([.C17:.C20]))/(COUNT([.C17:.C20]) - 1)" office:value-type="float" office:value="-0.639093137254902" calcext:value-type="float">
            <text:p>-0,639093137254902</text:p>
          </table:table-cell>
          <table:table-cell table:formula="of:=[.B21]/0.9" office:value-type="float" office:value="-0.71010348583878" calcext:value-type="float">
            <text:p>-0,71010348583878</text:p>
          </table:table-cell>
          <table:table-cell table:number-columns-repeated="2"/>
          <table:table-cell office:value-type="string" calcext:value-type="string">
            <text:p>Составить чек-лист вопросов заказчику</text:p>
          </table:table-cell>
          <table:table-cell table:formula="of:=[.D27]*[.D8]+[.D32]*[.D12]+[.D37]*[.D13]" office:value-type="float" office:value="0.0194887168521863" calcext:value-type="float">
            <text:p>0,0194887168521863</text:p>
          </table:table-cell>
        </table:table-row>
        <table:table-row table:style-name="ro4">
          <table:table-cell table:number-columns-repeated="5"/>
          <table:table-cell office:value-type="string" calcext:value-type="string">
            <text:p>Назначить расписание встреч с заказчиком</text:p>
          </table:table-cell>
          <table:table-cell table:formula="of:=[.D33]*[.D12]+[.D38]*[.D13]" office:value-type="float" office:value="0.000699934141427253" calcext:value-type="float">
            <text:p>0,000699934141427253</text:p>
          </table:table-cell>
        </table:table-row>
        <table:table-row table:style-name="ro8">
          <table:table-cell table:style-name="ce33" office:value-type="string" calcext:value-type="string">
            <text:p>Цели для обеспечения оценки рисков </text:p>
            <text:p>Миграции проекта на другую платформу</text:p>
          </table:table-cell>
          <table:table-cell table:style-name="ce31" office:value-type="string" calcext:value-type="string">
            <text:p>Cобственный вектор</text:p>
          </table:table-cell>
          <table:table-cell table:style-name="ce31" office:value-type="string" calcext:value-type="string">
            <text:p>Локальные приоритеты</text:p>
          </table:table-cell>
          <table:table-cell office:value-type="string" calcext:value-type="string">
            <text:p>Глобальные приоритеты</text:p>
          </table:table-cell>
          <table:table-cell/>
          <table:table-cell office:value-type="string" calcext:value-type="string">
            <text:p>Помочь определить цели и задачи корпоративного сайта для бизнеса заказчика</text:p>
          </table:table-cell>
          <table:table-cell table:formula="of:=[.D39]*[.D13]" office:value-type="float" office:value="0.00000000148258721479" calcext:value-type="float">
            <text:p>1,4825872147941E-09</text:p>
          </table:table-cell>
        </table:table-row>
        <table:table-row table:style-name="ro4">
          <table:table-cell office:value-type="string" calcext:value-type="string">
            <text:p>Провести анализ конкурентов</text:p>
          </table:table-cell>
          <table:table-cell table:formula="of:=PRODUCT([Оценка_целей.H12:.K12])/COUNT([Оценка_целей.H12:.K12])" office:value-type="float" office:value="0.0277777777777778" calcext:value-type="float">
            <text:p>0,0277777777777778</text:p>
          </table:table-cell>
          <table:table-cell table:formula="of:=[.B24]/SUM([.B$24:.B$27])" office:value-type="float" office:value="0.00367647058823529" calcext:value-type="float">
            <text:p>0,00367647058823529</text:p>
          </table:table-cell>
          <table:table-cell table:formula="of:=[.C24]*SUM([.$D$7]; [.$D$8])" office:value-type="float" office:value="0.00353506787330317" calcext:value-type="float">
            <text:p>0,00353506787330317</text:p>
          </table:table-cell>
          <table:table-cell/>
          <table:table-cell office:value-type="string" calcext:value-type="string">
            <text:p>Привлечь экспертов со стороны заказчика</text:p>
          </table:table-cell>
          <table:table-cell table:formula="of:=[.D40]*[.D13]" office:value-type="float" office:value="0.00000018532340184926" calcext:value-type="float">
            <text:p>1,85323401849263E-07</text:p>
          </table:table-cell>
        </table:table-row>
        <table:table-row table:style-name="ro4">
          <table:table-cell office:value-type="string" calcext:value-type="string">
            <text:p>Написать баг-репорт и провести переоценку ресурсов</text:p>
          </table:table-cell>
          <table:table-cell table:formula="of:=PRODUCT([Оценка_целей.H13:.K13])/COUNT([Оценка_целей.H13:.K13])" office:value-type="float" office:value="0.75" calcext:value-type="float">
            <text:p>0,75</text:p>
          </table:table-cell>
          <table:table-cell table:formula="of:=[.B25]/SUM([.B$24:.B$27])" office:value-type="float" office:value="0.099264705882353" calcext:value-type="float">
            <text:p>0,099264705882353</text:p>
          </table:table-cell>
          <table:table-cell table:formula="of:=[.C25]*SUM([.$D$7]; [.$D$8])" office:value-type="float" office:value="0.0954468325791855" calcext:value-type="float">
            <text:p>0,095446832579185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Провести анализ доступных вендоров и оценить риски</text:p>
          </table:table-cell>
          <table:table-cell table:formula="of:=PRODUCT([Оценка_целей.H14:.K14])/COUNT([Оценка_целей.H14:.K14])" office:value-type="float" office:value="6.75" calcext:value-type="float">
            <text:p>6,75</text:p>
          </table:table-cell>
          <table:table-cell table:formula="of:=[.B26]/SUM([.B$24:.B$27])" office:value-type="float" office:value="0.893382352941177" calcext:value-type="float">
            <text:p>0,893382352941177</text:p>
          </table:table-cell>
          <table:table-cell table:formula="of:=[.C26]*SUM([.$D$7]; [.$D$8])" office:value-type="float" office:value="0.85902149321267" calcext:value-type="float">
            <text:p>0,8590214932126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Составить чек-лист вопросов заказчику</text:p>
          </table:table-cell>
          <table:table-cell table:formula="of:=PRODUCT([Оценка_целей.H15:.K15])/COUNT([Оценка_целей.H15:.K15])" office:value-type="float" office:value="0.0277777777777778" calcext:value-type="float">
            <text:p>0,0277777777777778</text:p>
          </table:table-cell>
          <table:table-cell table:formula="of:=[.B27]/SUM([.B$24:.B$27])" office:value-type="float" office:value="0.00367647058823529" calcext:value-type="float">
            <text:p>0,00367647058823529</text:p>
          </table:table-cell>
          <table:table-cell table:formula="of:=[.C27]*SUM([.$D$8]; [.$D12]; [.$D$13])" office:value-type="float" office:value="0.00332296380090498" calcext:value-type="float">
            <text:p>0,0033229638009049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Индекс согласованности | Отношение согласованности</text:p>
          </table:table-cell>
          <table:table-cell table:formula="of:=((SUM([Оценка_целей.H12:.H15])*[.C24] + SUM([Оценка_целей.I12:.I15])*[.C25]+ SUM([Оценка_целей.J12:.J15])*[.C26]+ SUM([Оценка_целей.K12:.K15])*[.C27]) - COUNT([.C24:.C27]))/(COUNT([.C24:.C27]) - 1)" office:value-type="float" office:value="-0.563725490196078" calcext:value-type="float">
            <text:p>-0,563725490196078</text:p>
          </table:table-cell>
          <table:table-cell table:formula="of:=[.B28]/0.9" office:value-type="float" office:value="-0.62636165577342" calcext:value-type="float">
            <text:p>-0,62636165577342</text:p>
          </table:table-cell>
          <table:table-cell table:number-columns-repeated="4"/>
        </table:table-row>
        <table:table-row table:style-name="ro4">
          <table:table-cell table:number-columns-repeated="7"/>
        </table:table-row>
        <table:table-row table:style-name="ro8">
          <table:table-cell table:style-name="ce33" office:value-type="string" calcext:value-type="string">
            <text:p><text:span text:style-name="T1">Цели для обеспечения анализа</text:span></text:p>
            <text:p><text:span text:style-name="T1"> и интеграции системы управления командами</text:span></text:p>
          </table:table-cell>
          <table:table-cell table:style-name="ce31" office:value-type="string" calcext:value-type="string">
            <text:p>Cобственный вектор</text:p>
          </table:table-cell>
          <table:table-cell table:style-name="ce31" office:value-type="string" calcext:value-type="string">
            <text:p>Локальные приоритеты</text:p>
          </table:table-cell>
          <table:table-cell office:value-type="string" calcext:value-type="string">
            <text:p>Глобальные приоритеты</text:p>
          </table:table-cell>
          <table:table-cell table:style-name="ce39"/>
          <table:table-cell table:number-columns-repeated="2"/>
        </table:table-row>
        <table:table-row table:style-name="ro4">
          <table:table-cell office:value-type="string" calcext:value-type="string">
            <text:p>Составить матрицу заинтересованных сторон (RACI)</text:p>
          </table:table-cell>
          <table:table-cell table:formula="of:=PRODUCT([Оценка_целей.N12:.P12])/COUNT([Оценка_целей.N12:.P12])" office:value-type="float" office:value="0.037037037037037" calcext:value-type="float">
            <text:p>0,037037037037037</text:p>
          </table:table-cell>
          <table:table-cell table:formula="of:=[.B31]/SUM([.B$31:.B$33])" office:value-type="float" office:value="0.0181818181818182" calcext:value-type="float">
            <text:p>0,0181818181818182</text:p>
          </table:table-cell>
          <table:table-cell table:formula="of:=[.C31]*SUM([.$D$7]; [.$D$12])" office:value-type="float" office:value="0.00242065626681011" calcext:value-type="float">
            <text:p>0,0024206562668101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Составить чек-лист вопросов заказчику</text:p>
          </table:table-cell>
          <table:table-cell table:formula="of:=PRODUCT([Оценка_целей.N13:.P13])/COUNT([Оценка_целей.N13:.P13])" office:value-type="float" office:value="1" calcext:value-type="float">
            <text:p>1</text:p>
          </table:table-cell>
          <table:table-cell table:formula="of:=[.B32]/SUM([.B$31:.B$33])" office:value-type="float" office:value="0.490909090909091" calcext:value-type="float">
            <text:p>0,490909090909091</text:p>
          </table:table-cell>
          <table:table-cell table:formula="of:=[.C32]*SUM([.$D$8]; [.$D12]; [.$D$13])" office:value-type="float" office:value="0.443706293706294" calcext:value-type="float">
            <text:p>0,44370629370629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Назначить расписание встреч с заказчиком</text:p>
          </table:table-cell>
          <table:table-cell table:formula="of:=PRODUCT([Оценка_целей.N14:.P14])/COUNT([Оценка_целей.N14:.P14])" office:value-type="float" office:value="1" calcext:value-type="float">
            <text:p>1</text:p>
          </table:table-cell>
          <table:table-cell table:formula="of:=[.B33]/SUM([.B$31:.B$33])" office:value-type="float" office:value="0.490909090909091" calcext:value-type="float">
            <text:p>0,490909090909091</text:p>
          </table:table-cell>
          <table:table-cell table:formula="of:=[.C33]*SUM([.$D$12]; [.$D$13])" office:value-type="float" office:value="0.0188811188811189" calcext:value-type="float">
            <text:p>0,018881118881118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Индекс согласованности | Отношение согласованности</text:p>
          </table:table-cell>
          <table:table-cell table:formula="of:=((SUM([Оценка_целей.N12:.N14])*[.C31] + SUM([Оценка_целей.O12:.O14])*[.C32]+ SUM([Оценка_целей.P12:.P14])*[.C33]) - COUNT([.C31:.C33]))/(COUNT([.C31:.C33]) - 1)" office:value-type="float" office:value="-0.290909090909091" calcext:value-type="float">
            <text:p>-0,290909090909091</text:p>
          </table:table-cell>
          <table:table-cell table:formula="of:=[.B34]/0.58" office:value-type="float" office:value="-0.501567398119122" calcext:value-type="float">
            <text:p>-0,501567398119122</text:p>
          </table:table-cell>
          <table:table-cell table:number-columns-repeated="4"/>
        </table:table-row>
        <table:table-row table:style-name="ro4">
          <table:table-cell table:number-columns-repeated="7"/>
        </table:table-row>
        <table:table-row table:style-name="ro4">
          <table:table-cell table:style-name="ce28" office:value-type="string" calcext:value-type="string">
            <text:p>Цели для введения системы мониторинга лояльности заказчика</text:p>
          </table:table-cell>
          <table:table-cell table:style-name="ce31" office:value-type="string" calcext:value-type="string">
            <text:p>Cобственный вектор</text:p>
          </table:table-cell>
          <table:table-cell table:style-name="ce31" office:value-type="string" calcext:value-type="string">
            <text:p>Локальные приоритеты</text:p>
          </table:table-cell>
          <table:table-cell office:value-type="string" calcext:value-type="string">
            <text:p>Глобальные приоритеты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Составить чек-лист вопросов заказчику</text:p>
          </table:table-cell>
          <table:table-cell table:formula="of:=PRODUCT([Оценка_целей.S12:.V12])/COUNT([Оценка_целей.S12:.V12])" office:value-type="float" office:value="0.75" calcext:value-type="float">
            <text:p>0,75</text:p>
          </table:table-cell>
          <table:table-cell table:formula="of:=[.B37]/SUM([.B$37:.B$40])" office:value-type="float" office:value="0.152439024390244" calcext:value-type="float">
            <text:p>0,152439024390244</text:p>
          </table:table-cell>
          <table:table-cell table:formula="of:=[.C37]*SUM([.$D$8]; [.$D12]; [.$D$13])" office:value-type="float" office:value="0.137781425891182" calcext:value-type="float">
            <text:p>0,13778142589118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Назначить расписание встреч с заказчиком</text:p>
          </table:table-cell>
          <table:table-cell table:formula="of:=PRODUCT([Оценка_целей.S13:.V13])/COUNT([Оценка_целей.S13:.V13])" office:value-type="float" office:value="3.75" calcext:value-type="float">
            <text:p>3,75</text:p>
          </table:table-cell>
          <table:table-cell table:formula="of:=[.B38]/SUM([.B$37:.B$40])" office:value-type="float" office:value="0.76219512195122" calcext:value-type="float">
            <text:p>0,76219512195122</text:p>
          </table:table-cell>
          <table:table-cell table:formula="of:=[.C38]*[.$D$13]" office:value-type="float" office:value="0.00112750757685092" calcext:value-type="float">
            <text:p>0,0011275075768509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Помочь определить цели и задачи корпоративного сайта для бизнеса заказчика</text:p>
          </table:table-cell>
          <table:table-cell table:formula="of:=PRODUCT([Оценка_целей.S14:.V14])/COUNT([Оценка_целей.S14:.V14])" office:value-type="float" office:value="0.00333333333333333" calcext:value-type="float">
            <text:p>0,00333333333333333</text:p>
          </table:table-cell>
          <table:table-cell table:formula="of:=[.B39]/SUM([.B$37:.B$40])" office:value-type="float" office:value="0.000677506775067751" calcext:value-type="float">
            <text:p>0,000677506775067751</text:p>
          </table:table-cell>
          <table:table-cell table:formula="of:=[.C39]*[.$D$13]" office:value-type="float" office:value="0.00000100222895720081" calcext:value-type="float">
            <text:p>1,00222895720081E-0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Привлечь экспертов со стороны заказчика</text:p>
          </table:table-cell>
          <table:table-cell table:formula="of:=PRODUCT([Оценка_целей.S15:.V15])/COUNT([Оценка_целей.S15:.V15])" office:value-type="float" office:value="0.416666666666667" calcext:value-type="float">
            <text:p>0,416666666666667</text:p>
          </table:table-cell>
          <table:table-cell table:formula="of:=[.B40]/SUM([.B$37:.B$40])" office:value-type="float" office:value="0.0846883468834688" calcext:value-type="float">
            <text:p>0,0846883468834688</text:p>
          </table:table-cell>
          <table:table-cell table:formula="of:=[.C40]*[.$D$13]" office:value-type="float" office:value="0.000125278619650102" calcext:value-type="float">
            <text:p>0,00012527861965010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Индекс согласованности | Отношение согласованности</text:p>
          </table:table-cell>
          <table:table-cell table:formula="of:=((SUM([Оценка_целей.S12:.S15])*[.C37] + SUM([Оценка_целей.T12:.T15])*[.C38]+ SUM([Оценка_целей.U12:.U15])*[.C39]+ SUM([Оценка_целей.V12:.V15])*[.C40]) - COUNT([.C37:.C40]))/(COUNT([.C37:.C40]) - 1)" office:value-type="float" office:value="-0.37037037037037" calcext:value-type="float">
            <text:p>-0,37037037037037</text:p>
          </table:table-cell>
          <table:table-cell table:formula="of:=[.B41]/0.9" office:value-type="float" office:value="-0.411522633744856" calcext:value-type="float">
            <text:p>-0,41152263374485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14:05:05.199045012</meta:creation-date>
    <dc:date>2022-12-01T04:06:55.826338324</dc:date>
    <meta:editing-duration>PT10H2M43S</meta:editing-duration>
    <meta:editing-cycles>20</meta:editing-cycles>
    <meta:generator>LibreOffice/7.4.2.3$Linux_X86_64 LibreOffice_project/40$Build-3</meta:generator>
    <meta:document-statistic meta:table-count="4" meta:cell-count="402" meta:object-count="0"/>
  </office:meta>
</office:document-meta>
</file>